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1.395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0.12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Business Objectives and The Product</text:p>
            <text:p>By: Kshitiz Srivastav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Business Objectives </text:p>
          </draw:text-box>
        </draw:frame>
        <draw:frame presentation:style-name="pr4" draw:text-style-name="P2" draw:layer="layout" svg:width="25.199cm" svg:height="11.395cm" svg:x="1.4cm" svg:y="3.685cm" presentation:class="subtitle" presentation:user-transformed="true">
          <draw:text-box>
            <text:p text:style-name="P3">1. Specific - target a specific area for improvement.</text:p>
            <text:p text:style-name="P3">2. Measurable - quantify an indicator of progress.</text:p>
            <text:p text:style-name="P3">3. Achievable - the goal must be attainable.</text:p>
            <text:p text:style-name="P3">4. Relevant - the goal must be important to the business.</text:p>
            <text:p text:style-name="P3">5. Time-related - a deadline by which to reach the goal.</text:p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Business Objectives</text:p>
          </draw:text-box>
        </draw:frame>
        <draw:frame presentation:style-name="pr5" draw:text-style-name="P2" draw:layer="layout" svg:width="25.199cm" svg:height="10.129cm" svg:x="1.4cm" svg:y="3.685cm" presentation:class="subtitle" presentation:user-transformed="true">
          <draw:text-box>
            <text:p text:style-name="P3">1. Specific - Increase sales of evening dresses.</text:p>
            <text:p text:style-name="P3">2. Measurable - By number of sales.</text:p>
            <text:p text:style-name="P3">3. Achievable - A 20% rise is not out of the question.</text:p>
            <text:p text:style-name="P3">4. Relevant - Sales are always important to business!</text:p>
            <text:p text:style-name="P3">5. Time-related - Specified as the month of June.</text:p>
            <text:p text:style-name="P3"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Product</text:p>
          </draw:text-box>
        </draw:frame>
        <draw:frame presentation:style-name="pr6" draw:text-style-name="P2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A product is merely an idea container .</text:p>
              </text:list-item>
              <text:list-item>
                <text:p text:style-name="P3">Intrinsic and extrinsic cues shape our understanding of products.</text:p>
              </text:list-item>
              <text:list-item>
                <text:p text:style-name="P3">Users will not read, visit, or interact with anything they perceive to be unworthy of their time.</text:p>
              </text:list-item>
              <text:list-item>
                <text:p text:style-name="P3">A core product is the benefit of a product’s use.</text:p>
              </text:list-item>
              <text:list-item>
                <text:p text:style-name="P3">An actual product is the product itself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Product</text:p>
          </draw:text-box>
        </draw:frame>
        <draw:frame presentation:style-name="pr6" draw:text-style-name="P2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An augmented product is the collection of related intangibles that add value to a product, such as customer service.</text:p>
              </text:list-item>
              <text:list-item>
                <text:p text:style-name="P4">Great products do one thing extremely well.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duct definition Phase</text:p>
          </draw:text-box>
        </draw:frame>
        <draw:frame presentation:style-name="pr6" draw:text-style-name="P2" draw:layer="layout" svg:width="25.199cm" svg:height="9.134cm" svg:x="1.4cm" svg:y="3.685cm" presentation:class="subtitle" presentation:user-transformed="true">
          <draw:text-box>
            <text:list text:style-name="L1">
              <text:list-header>
                <text:p text:style-name="P4">This phase usually includes:</text:p>
              </text:list-header>
              <text:list-item>
                <text:p text:style-name="P4">Stakeholder interviews: </text:p>
              </text:list-item>
              <text:list-item>
                <text:p text:style-name="P4">Value proposition mapping: what it is, who will use it, and why they will use it. </text:p>
              </text:list-item>
              <text:list-item>
                <text:p text:style-name="P4">Concept sketching: creating an early mockup of the future product 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duct research</text:p>
          </draw:text-box>
        </draw:frame>
        <draw:frame presentation:style-name="pr4" draw:text-style-name="P2" draw:layer="layout" svg:width="25.199cm" svg:height="11.395cm" svg:x="1.4cm" svg:y="3.685cm" presentation:class="subtitle" presentation:user-transformed="true">
          <draw:text-box>
            <text:list text:style-name="L1">
              <text:list-item>
                <text:p text:style-name="P4">Individual in-depth interviews (IDI). In-depth interviews provide qualitative data about the target audience, such as their needs, wants, fears, motivations, and behavior.</text:p>
              </text:list-item>
              <text:list-item>
                <text:p text:style-name="P4">Competitive research. Research helps UX designers understand industry standards and identify opportunities for the product within its particular niche.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Making Business and User Goals Work Together</text:p>
          </draw:text-box>
        </draw:frame>
        <draw:frame presentation:style-name="pr5" draw:text-style-name="P2" draw:layer="layout" svg:width="25.199cm" svg:height="10.129cm" svg:x="1.4cm" svg:y="3.685cm" presentation:class="subtitle" presentation:user-transformed="true">
          <draw:text-box>
            <text:list text:style-name="L1">
              <text:list-item>
                <text:p text:style-name="P4">You can’t reach your business objectives at the expense of those of your users.</text:p>
              </text:list-item>
              <text:list-item>
                <text:p text:style-name="P4">Think bigger. Think “human”, not “user” – “evolving self”, not just “interacting self”.</text:p>
              </text:list-item>
              <text:list-item>
                <text:p text:style-name="P4">It’s a mistake to think about business objectives and user objectives in antagonistic terms.</text:p>
              </text:list-item>
              <text:list-item>
                <text:p text:style-name="P4">When business objectives and user experience clash, check balance between objectives and U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placeholder="true" presentation:user-transformed="true">
          <draw:text-box/>
        </draw:frame>
        <draw:frame presentation:style-name="pr5" draw:text-style-name="P2" draw:layer="layout" svg:width="25.199cm" svg:height="10.129cm" svg:x="1.4cm" svg:y="3.685cm" presentation:class="subtitle" presentation:user-transformed="true">
          <draw:text-box>
            <text:list text:style-name="L1">
              <text:list-header>
                <text:p text:style-name="P5"/>
              </text:list-header>
            </text:list>
            <text:p text:style-name="P5"/>
            <text:p text:style-name="P5"/>
            <text:p text:style-name="P5">THANKU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0:31:41.269362254</meta:creation-date>
    <dc:date>2022-07-06T11:59:52.095713783</dc:date>
    <meta:editing-duration>PT1H52M</meta:editing-duration>
    <meta:editing-cycles>15</meta:editing-cycles>
    <meta:generator>LibreOffice/6.4.7.2$Linux_X86_64 LibreOffice_project/40$Build-2</meta:generator>
    <meta:document-statistic meta:object-count="57"/>
  </office:meta>
</office:document-meta>
</file>